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-- ===== NAVIGATION ===== --&gt;</text:p>
      <text:p text:style-name="Standard">&lt;nav class="navbar" role="navigation" aria-label="Main Navigation"&gt;</text:p>
      <text:p text:style-name="Standard"><text:s text:c="2"/>&lt;ul class="nav-menu" id="nav-menu"&gt;</text:p>
      <text:p text:style-name="Standard"><text:s text:c="4"/>&lt;li&gt;&lt;a href="/contact"&gt;Contact&lt;/a&gt;&lt;/li&gt;</text:p>
      <text:p text:style-name="Standard"><text:s text:c="4"/>&lt;li&gt;&lt;a href="/about"&gt;About&lt;/a&gt;&lt;/li&gt;</text:p>
      <text:p text:style-name="Standard"><text:s text:c="4"/>&lt;li&gt;&lt;a href="/community/resources"&gt;Community&lt;/a&gt;&lt;/li&gt;</text:p>
      <text:p text:style-name="Standard"><text:s text:c="4"/>&lt;li&gt;&lt;a href="/homepage"&gt;Home&lt;/a&gt;&lt;/li&gt;</text:p>
      <text:p text:style-name="Standard"><text:s text:c="4"/>&lt;li&gt;&lt;a href="/mission"&gt;Mission&lt;/a&gt;&lt;/li&gt;</text:p>
      <text:p text:style-name="Standard"><text:s text:c="4"/>&lt;li&gt;&lt;a href="/library/directory"&gt;Library&lt;/a&gt;&lt;/li&gt;</text:p>
      <text:p text:style-name="Standard"><text:s text:c="4"/>&lt;li&gt;&lt;a href="/department/directory"&gt;Department&lt;/a&gt;&lt;/li&gt;</text:p>
      <text:p text:style-name="Standard"><text:s text:c="4"/>&lt;li&gt;&lt;a href="/community/devblog/update"&gt;DevBlog&lt;/a&gt;&lt;/li&gt;</text:p>
      <text:p text:style-name="Standard"><text:s text:c="2"/>&lt;/ul&gt;</text:p>
      <text:p text:style-name="Standard"/>
      <text:p text:style-name="Standard"><text:s text:c="2"/>&lt;div class="nav-controls" style="display:flex; align-items:center; gap:1rem;"&gt;</text:p>
      <text:p text:style-name="Standard"><text:s text:c="4"/>&lt;div class="nav-toggle" id="nav-toggle" aria-label="Toggle menu" role="button" tabindex="0"&gt;</text:p>
      <text:p text:style-name="Standard"><text:s text:c="6"/>&lt;span&gt;&lt;/span&gt;&lt;span&gt;&lt;/span&gt;&lt;span&gt;&lt;/span&gt;</text:p>
      <text:p text:style-name="Standard"><text:s text:c="4"/>&lt;/div&gt;</text:p>
      <text:p text:style-name="Standard"/>
      <text:p text:style-name="Standard"><text:s text:c="4"/>&lt;button id="theme-toggle" title="Toggle theme" aria-pressed="false"&gt;💻&lt;/button&gt;</text:p>
      <text:p text:style-name="Standard"><text:s text:c="2"/>&lt;/div&gt;</text:p>
      <text:p text:style-name="Standard">&lt;/nav&gt;</text:p>
      <text:p text:style-name="Standard"/>
      <text:p text:style-name="Standard"/>
      <text:p text:style-name="Standard"/>
      <text:p text:style-name="Standard">:root {</text:p>
      <text:p text:style-name="Standard"><text:s text:c="6"/>--bg-light: #f9f9f9;</text:p>
      <text:p text:style-name="Standard"><text:s text:c="6"/>--bg-dark: #121212;</text:p>
      <text:p text:style-name="Standard"><text:s text:c="6"/>--card-light: #ffffff;</text:p>
      <text:p text:style-name="Standard"><text:s text:c="6"/>--card-dark: #1e1e1e;</text:p>
      <text:p text:style-name="Standard"><text:s text:c="6"/>--text-light: #121212;</text:p>
      <text:p text:style-name="Standard"><text:s text:c="6"/>--text-dark: #f0f0f0;</text:p>
      <text:p text:style-name="Standard"><text:s text:c="6"/>--accent-light: #0055cc;</text:p>
      <text:p text:style-name="Standard"><text:s text:c="6"/>--accent-dark: #58a6ff;</text:p>
      <text:p text:style-name="Standard"><text:s text:c="6"/>--accent-hover-light: #003f99;</text:p>
      <text:p text:style-name="Standard"><text:s text:c="6"/>--accent-hover-dark: #377bb5;</text:p>
      <text:p text:style-name="Standard"/>
      <text:p text:style-name="Standard"><text:s text:c="6"/>--bg: var(--bg-dark);</text:p>
      <text:p text:style-name="Standard"><text:s text:c="6"/>--card: var(--card-dark);</text:p>
      <text:p text:style-name="Standard"><text:s text:c="6"/>--text: var(--text-dark);</text:p>
      <text:p text:style-name="Standard"><text:s text:c="6"/>--accent: var(--accent-dark);</text:p>
      <text:p text:style-name="Standard"><text:s text:c="6"/>--accent-hover: var(--accent-hover-dark);</text:p>
      <text:p text:style-name="Standard"><text:s text:c="4"/>}</text:p>
      <text:p text:style-name="Standard"/>
      <text:p text:style-name="Standard"><text:s text:c="4"/>@media (prefers-color-scheme: dark) {</text:p>
      <text:p text:style-name="Standard"><text:s text:c="6"/>:root { </text:p>
      <text:p text:style-name="Standard"><text:s text:c="8"/>--bg: var(--bg-dark); </text:p>
      <text:p text:style-name="Standard"><text:s text:c="8"/>--card: var(--card-dark); </text:p>
      <text:p text:style-name="Standard"><text:s text:c="8"/>--text: var(--text-dark); </text:p>
      <text:p text:style-name="Standard"><text:s text:c="8"/>--accent: var(--accent-dark); </text:p>
      <text:p text:style-name="Standard"><text:s text:c="8"/>--accent-hover: var(--accent-hover-dark); <text:s/></text:p>
      <text:p text:style-name="Standard"><text:s text:c="6"/>}</text:p>
      <text:p text:style-name="Standard"><text:s text:c="4"/>}</text:p>
      <text:p text:style-name="Standard"><text:soft-page-break/></text:p>
      <text:p text:style-name="Standard"><text:s text:c="4"/>.light {</text:p>
      <text:p text:style-name="Standard"><text:s text:c="6"/>--bg: var(--bg-light); </text:p>
      <text:p text:style-name="Standard"><text:s text:c="6"/>--card: var(--card-light); </text:p>
      <text:p text:style-name="Standard"><text:s text:c="6"/>--text: var(--text-light); </text:p>
      <text:p text:style-name="Standard"><text:s text:c="6"/>--accent: var(--accent-light); </text:p>
      <text:p text:style-name="Standard"><text:s text:c="6"/>--accent-hover: var(--accent-hover-light); </text:p>
      <text:p text:style-name="Standard"><text:s text:c="4"/>}</text:p>
      <text:p text:style-name="Standard"/>
      <text:p text:style-name="Standard"><text:s text:c="4"/>.dark {</text:p>
      <text:p text:style-name="Standard"><text:s text:c="6"/>--bg: var(--bg-dark); </text:p>
      <text:p text:style-name="Standard"><text:s text:c="6"/>--card: var(--card-dark); </text:p>
      <text:p text:style-name="Standard"><text:s text:c="6"/>--text: var(--text-dark); </text:p>
      <text:p text:style-name="Standard"><text:s text:c="6"/>--accent: var(--accent-dark); </text:p>
      <text:p text:style-name="Standard"><text:s text:c="6"/>--accent-hover: var(--accent-hover-dark); </text:p>
      <text:p text:style-name="Standard"><text:s text:c="4"/>}</text:p>
      <text:p text:style-name="Standard"/>
      <text:p text:style-name="Standard"><text:s text:c="4"/>/* ===== BASE ===== */</text:p>
      <text:p text:style-name="Standard"><text:s text:c="4"/>* { box-sizing: border-box; margin: 0; padding: 0; }</text:p>
      <text:p text:style-name="Standard"><text:s text:c="4"/>html { scroll-behavior: smooth; }</text:p>
      <text:p text:style-name="Standard"><text:s text:c="4"/>body {</text:p>
      <text:p text:style-name="Standard"><text:s text:c="6"/>font-family: 'Segoe UI', Tahoma, Geneva, Verdana, sans-serif;</text:p>
      <text:p text:style-name="Standard"><text:s text:c="6"/>background: var(--bg);</text:p>
      <text:p text:style-name="Standard"><text:s text:c="6"/>color: var(--text);</text:p>
      <text:p text:style-name="Standard"><text:s text:c="6"/>line-height: 1.6;</text:p>
      <text:p text:style-name="Standard"><text:s text:c="6"/>padding-top: 120px;</text:p>
      <text:p text:style-name="Standard"><text:s text:c="4"/>}</text:p>
      <text:p text:style-name="Standard"><text:s text:c="4"/>a { color: var(--accent); text-decoration: none; }</text:p>
      <text:p text:style-name="Standard"><text:s text:c="4"/>a:hover { color: var(--accent-hover); text-decoration: underline; }</text:p>
      <text:p text:style-name="Standard"/>
      <text:p text:style-name="Standard"><text:s text:c="4"/>/* ===== SKIP LINK ===== */</text:p>
      <text:p text:style-name="Standard"><text:s text:c="4"/>.skip-link {</text:p>
      <text:p text:style-name="Standard"><text:s text:c="6"/>position: absolute;</text:p>
      <text:p text:style-name="Standard"><text:s text:c="6"/>top: -40px;</text:p>
      <text:p text:style-name="Standard"><text:s text:c="6"/>left: 0;</text:p>
      <text:p text:style-name="Standard"><text:s text:c="6"/>background: var(--accent);</text:p>
      <text:p text:style-name="Standard"><text:s text:c="6"/>color: #fff;</text:p>
      <text:p text:style-name="Standard"><text:s text:c="6"/>padding: 0.5rem 1rem;</text:p>
      <text:p text:style-name="Standard"><text:s text:c="6"/>z-index: 10000;</text:p>
      <text:p text:style-name="Standard"><text:s text:c="6"/>transition: top 0.3s;</text:p>
      <text:p text:style-name="Standard"><text:s text:c="4"/>}</text:p>
      <text:p text:style-name="Standard"><text:s text:c="4"/>.skip-link:focus { top: 0; }</text:p>
      <text:p text:style-name="Standard"/>
      <text:p text:style-name="Standard"><text:s text:c="4"/>/* ===== NAVBAR ===== */</text:p>
      <text:p text:style-name="Standard"><text:s text:c="4"/>header.navbar {</text:p>
      <text:p text:style-name="Standard"><text:s text:c="6"/>position: fixed;</text:p>
      <text:p text:style-name="Standard"><text:s text:c="6"/>top: 0;</text:p>
      <text:p text:style-name="Standard"><text:s text:c="6"/>width: 100%;</text:p>
      <text:p text:style-name="Standard"><text:s text:c="6"/>background: var(--card);</text:p>
      <text:p text:style-name="Standard"><text:s text:c="6"/>display: flex;</text:p>
      <text:p text:style-name="Standard"><text:s text:c="6"/>align-items: center;</text:p>
      <text:p text:style-name="Standard"><text:s text:c="6"/>justify-content: space-between;</text:p>
      <text:p text:style-name="Standard"><text:soft-page-break/><text:s text:c="6"/>padding: 1rem 2rem;</text:p>
      <text:p text:style-name="Standard"><text:s text:c="6"/>z-index: 1000;</text:p>
      <text:p text:style-name="Standard"><text:s text:c="6"/>box-shadow: 0 2px 8px rgba(0,0,0,0.6);</text:p>
      <text:p text:style-name="Standard"><text:s text:c="4"/>}</text:p>
      <text:p text:style-name="Standard"><text:s text:c="4"/>.logo-container { display: flex; align-items: center; gap: 0.5rem; }</text:p>
      <text:p text:style-name="Standard"><text:s text:c="4"/>.logo-img { max-width: 120px; height: auto; }</text:p>
      <text:p text:style-name="Standard"><text:s text:c="4"/>.school-name { font-weight: 700; color: var(--accent); text-transform: uppercase; font-size: 1.5rem; }</text:p>
      <text:p text:style-name="Standard"/>
      <text:p text:style-name="Standard"><text:s text:c="4"/>.nav-menu {</text:p>
      <text:p text:style-name="Standard"><text:s text:c="6"/>list-style: none;</text:p>
      <text:p text:style-name="Standard"><text:s text:c="6"/>display: flex;</text:p>
      <text:p text:style-name="Standard"><text:s text:c="6"/>gap: 1.5rem;</text:p>
      <text:p text:style-name="Standard"><text:s text:c="4"/>}</text:p>
      <text:p text:style-name="Standard"><text:s text:c="4"/>.nav-menu li a { font-weight: 600; color: var(--text); transition: color 0.3s ease; }</text:p>
      <text:p text:style-name="Standard"><text:s text:c="4"/>.nav-menu li a:hover { color: var(--accent); }</text:p>
      <text:p text:style-name="Standard"/>
      <text:p text:style-name="Standard"><text:s text:c="4"/>.nav-toggle {</text:p>
      <text:p text:style-name="Standard"><text:s text:c="6"/>display: none;</text:p>
      <text:p text:style-name="Standard"><text:s text:c="6"/>flex-direction: column;</text:p>
      <text:p text:style-name="Standard"><text:s text:c="6"/>gap: 0.3rem;</text:p>
      <text:p text:style-name="Standard"><text:s text:c="6"/>cursor: pointer;</text:p>
      <text:p text:style-name="Standard"><text:s text:c="4"/>}</text:p>
      <text:p text:style-name="Standard"><text:s text:c="4"/>.nav-toggle span {</text:p>
      <text:p text:style-name="Standard"><text:s text:c="6"/>display: block;</text:p>
      <text:p text:style-name="Standard"><text:s text:c="6"/>width: 25px;</text:p>
      <text:p text:style-name="Standard"><text:s text:c="6"/>height: 3px;</text:p>
      <text:p text:style-name="Standard"><text:s text:c="6"/>background: var(--accent);</text:p>
      <text:p text:style-name="Standard"><text:s text:c="4"/>}</text:p>
      <text:p text:style-name="Standard"/>
      <text:p text:style-name="Standard"><text:s text:c="4"/>/* ===== HAMBURGER / THEME BUTTON ===== */</text:p>
      <text:p text:style-name="Standard"><text:s text:c="4"/>#theme-toggle {</text:p>
      <text:p text:style-name="Standard"><text:s text:c="6"/>background: var(--accent);</text:p>
      <text:p text:style-name="Standard"><text:s text:c="6"/>color: #fff;</text:p>
      <text:p text:style-name="Standard"><text:s text:c="6"/>border: none;</text:p>
      <text:p text:style-name="Standard"><text:s text:c="6"/>border-radius: 999px;</text:p>
      <text:p text:style-name="Standard"><text:s text:c="6"/>padding: 0.4rem 0.9rem;</text:p>
      <text:p text:style-name="Standard"><text:s text:c="6"/>font-size: 1.2rem;</text:p>
      <text:p text:style-name="Standard"><text:s text:c="6"/>cursor: pointer;</text:p>
      <text:p text:style-name="Standard"><text:s text:c="6"/>margin-left: 1rem;</text:p>
      <text:p text:style-name="Standard"><text:s text:c="4"/>}</text:p>
      <text:p text:style-name="Standard"/>
      <text:p text:style-name="Standard"><text:s text:c="4"/>/* ===== HERO ===== */</text:p>
      <text:p text:style-name="Standard"><text:s text:c="4"/>.hero {</text:p>
      <text:p text:style-name="Standard"><text:s text:c="6"/>background: linear-gradient(135deg, #0f2027, #203a43, #2c5364);</text:p>
      <text:p text:style-name="Standard"><text:s text:c="6"/>padding: 5rem 2rem;</text:p>
      <text:p text:style-name="Standard"><text:s text:c="6"/>text-align: center;</text:p>
      <text:p text:style-name="Standard"><text:s text:c="6"/>color: #dbefff;</text:p>
      <text:p text:style-name="Standard"><text:s text:c="6"/>text-shadow: 1px 1px 4px rgba(0,0,0,0.5);</text:p>
      <text:p text:style-name="Standard"><text:s text:c="4"/>}</text:p>
      <text:p text:style-name="Standard"><text:s text:c="4"/>.hero h1 { font-size: clamp(1.8rem, 5vw, 3rem); margin-bottom: 0.5rem; }</text:p>
      <text:p text:style-name="Standard"><text:s text:c="4"/>.hero p { font-size: clamp(1rem, 2.5vw, 1.25rem); max-width: 700px; margin: 0 auto; }</text:p>
      <text:p text:style-name="Standard"><text:soft-page-break/></text:p>
      <text:p text:style-name="Standard"><text:s text:c="4"/>/* ===== SECTIONS ===== */</text:p>
      <text:p text:style-name="Standard"><text:s text:c="4"/>main section { padding: 4rem 2rem; max-width: 900px; margin: 0 auto; }</text:p>
      <text:p text:style-name="Standard"><text:s text:c="4"/>section h2 { font-size: 2rem; color: var(--accent); border-bottom: 2px solid var(--accent); margin-bottom: 1rem; padding-bottom: 0.5rem; }</text:p>
      <text:p text:style-name="Standard"><text:s text:c="4"/>section p { font-size: 1.125rem; margin-bottom: 1.5rem; color: var(--text); }</text:p>
      <text:p text:style-name="Standard"/>
      <text:p text:style-name="Standard"><text:s text:c="4"/>/* ===== FOOTER ===== */</text:p>
      <text:p text:style-name="Standard"><text:s text:c="4"/>footer { background: var(--card); text-align: center; padding: 2rem 1rem; font-size: 0.9rem; color: #777; }</text:p>
      <text:p text:style-name="Standard"/>
      <text:p text:style-name="Standard"><text:s text:c="4"/>/* ===== RESPONSIVE ===== */</text:p>
      <text:p text:style-name="Standard"><text:s text:c="4"/>@media (max-width: 768px) {</text:p>
      <text:p text:style-name="Standard"><text:s text:c="6"/>.nav-menu { </text:p>
      <text:p text:style-name="Standard"><text:s text:c="8"/>position: absolute;</text:p>
      <text:p text:style-name="Standard"><text:s text:c="8"/>top: 100%;</text:p>
      <text:p text:style-name="Standard"><text:s text:c="8"/>right: 0;</text:p>
      <text:p text:style-name="Standard"><text:s text:c="8"/>background: var(--card);</text:p>
      <text:p text:style-name="Standard"><text:s text:c="8"/>flex-direction: column;</text:p>
      <text:p text:style-name="Standard"><text:s text:c="8"/>width: 200px;</text:p>
      <text:p text:style-name="Standard"><text:s text:c="8"/>transform: translateX(100%);</text:p>
      <text:p text:style-name="Standard"><text:s text:c="8"/>transition: transform 0.3s ease;</text:p>
      <text:p text:style-name="Standard"><text:s text:c="8"/>box-shadow: -2px 2px 10px rgba(0,0,0,0.2);</text:p>
      <text:p text:style-name="Standard"><text:s text:c="6"/>}</text:p>
      <text:p text:style-name="Standard"><text:s text:c="6"/>.nav-menu.show { transform: translateX(0); }</text:p>
      <text:p text:style-name="Standard"><text:s text:c="6"/>.nav-menu li a { padding: 1rem; border-top: 1px solid rgba(0,0,0,0.1); }</text:p>
      <text:p text:style-name="Standard"><text:s text:c="6"/>.nav-toggle { display: flex; }</text:p>
      <text:p text:style-name="Standard"><text:s text:c="4"/>}</text:p>
      <text:p text:style-name="Standard"/>
      <text:p text:style-name="Standard"><text:s text:c="4"/>a.btn {</text:p>
      <text:p text:style-name="Standard"><text:s text:c="2"/>display: inline-block;</text:p>
      <text:p text:style-name="Standard"><text:s text:c="2"/>padding: 0.75rem 1.25rem;</text:p>
      <text:p text:style-name="Standard"><text:s text:c="2"/>background-color: #007bff; /* Change color as needed */</text:p>
      <text:p text:style-name="Standard"><text:s text:c="2"/>color: #fff;</text:p>
      <text:p text:style-name="Standard"><text:s text:c="2"/>text-decoration: none;</text:p>
      <text:p text:style-name="Standard"><text:s text:c="2"/>border-radius: 0.5rem;</text:p>
      <text:p text:style-name="Standard"><text:s text:c="2"/>font-weight: bold;</text:p>
      <text:p text:style-name="Standard"><text:s text:c="2"/>transition: background-color 0.3s ease;</text:p>
      <text:p text:style-name="Standard">}</text:p>
      <text:p text:style-name="Standard"/>
      <text:p text:style-name="Standard">a.btn:hover {</text:p>
      <text:p text:style-name="Standard"><text:s text:c="2"/>background-color: #0056b3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7H52M13S</meta:editing-duration>
    <meta:editing-cycles>3</meta:editing-cycles>
    <meta:generator>OpenOffice/4.1.15$Win32 OpenOffice.org_project/4115m2$Build-9813</meta:generator>
    <dc:date>2025-08-28T14:37:53.65</dc:date>
    <meta:document-statistic meta:table-count="0" meta:image-count="0" meta:object-count="0" meta:page-count="4" meta:paragraph-count="175" meta:word-count="619" meta:character-count="5595"/>
    <dc:creator>Joseph Malone</dc:creator>
    <meta:user-defined meta:name="Info 1"/>
    <meta:user-defined meta:name="Info 2"/>
    <meta:user-defined meta:name="Info 3"/>
    <meta:user-defined meta:name="Info 4"/>
  </office:meta>
</office:document-meta>
</file>